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ava Assignment 2</text:h>
      <text:h text:style-name="P2" text:outline-level="3">494410006 潘韋成</text:h>
      <text:p text:style-name="Standard"/>
      <text:h text:style-name="Heading_20_3" text:outline-level="3">How to build</text:h>
      <text:p text:style-name="Standard">Linux</text:p>
      <text:p text:style-name="Standard">$ make -j3</text:p>
      <text:p text:style-name="Standard">Windows</text:p>
      <text:p text:style-name="Standard">Simply import directory to Eclipse.</text:p>
      <text:p text:style-name="Standard"/>
      <text:h text:style-name="Heading_20_3" text:outline-level="3">How to use</text:h>
      <text:p text:style-name="Standard">執行Messenger.jar。</text:p>
      <text:p text:style-name="Standard">出現的對話框中請選擇要做為server或client，server請輸入port number，client請輸入host和port number；程式進行中不可更換模式。</text:p>
      <text:p text:style-name="Standard">上方是訊息區，下方為輸入區。</text:p>
      <text:p text:style-name="Standard">若server端在尚有連線的狀態下先行結束，則所有的client也會隨著一個警告訊息一起關閉。</text:p>
      <text:p text:style-name="Standard"/>
      <text:h text:style-name="Heading_20_3" text:outline-level="3">Archetiture</text:h>
      <text:p text:style-name="Standard"><text:a xlink:type="simple" xlink:href="../doc/index.html">Please look the generated javadoc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2T20:11:53</meta:creation-date>
    <dc:date>2009-05-13T14:58:44</dc:date>
    <meta:editing-duration>PT00H16M17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14" meta:word-count="93" meta:character-count="317"/>
    <meta:user-defined meta:name="Info 1"/>
    <meta:user-defined meta:name="Info 2"/>
    <meta:user-defined meta:name="Info 3"/>
    <meta:user-defined meta:name="Info 4"/>
  </office:meta>
</office:document-meta>
</file>